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text-properties officeooo:rsid="0012d4f8" officeooo:paragraph-rsid="0012d4f8"/>
    </style:style>
    <style:style style:name="P2" style:family="paragraph" style:parent-style-name="Standard">
      <style:paragraph-properties fo:line-height="150%" fo:text-align="start" style:justify-single-word="false"/>
      <style:text-properties style:font-name="Lato Medium" fo:font-weight="normal" officeooo:rsid="000a3f84" officeooo:paragraph-rsid="0012d4f8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ato Medium" officeooo:rsid="000a3f84" officeooo:paragraph-rsid="0012d4f8"/>
    </style:style>
    <style:style style:name="P4" style:family="paragraph" style:parent-style-name="Standard">
      <style:text-properties fo:color="#ff0000" loext:opacity="100%" fo:font-weight="bold" officeooo:rsid="0012d4f8" officeooo:paragraph-rsid="0012d4f8" style:font-weight-asian="bold" style:font-weight-complex="bold"/>
    </style:style>
    <style:style style:name="T1" style:family="text">
      <style:text-properties fo:font-variant="normal" fo:text-transform="none" fo:color="#242424" loext:opacity="100%" style:font-name="source-code-pro" fo:font-size="10.5pt" fo:letter-spacing="normal" fo:font-style="normal"/>
    </style:style>
    <style:style style:name="T2" style:family="text">
      <style:text-properties fo:font-variant="normal" fo:text-transform="none" fo:color="#242424" loext:opacity="100%" style:font-name="source-code-pro" fo:font-size="10.5pt" fo:letter-spacing="normal" fo:font-style="normal" officeooo:rsid="0020ec2b"/>
    </style:style>
    <style:style style:name="T3" style:family="text">
      <style:text-properties fo:font-variant="normal" fo:text-transform="none" fo:color="#242424" loext:opacity="100%" style:font-name="source-code-pro" fo:font-size="10.5pt" fo:letter-spacing="normal" fo:font-style="normal" officeooo:rsid="000f6adf"/>
    </style:style>
    <style:style style:name="T4" style:family="text">
      <style:text-properties fo:font-variant="normal" fo:text-transform="none" fo:color="#242424" loext:opacity="100%" style:font-name="source-code-pro" fo:font-size="10.5pt" fo:letter-spacing="normal" fo:font-style="normal" officeooo:rsid="000f4b47"/>
    </style:style>
    <style:style style:name="T5" style:family="text">
      <style:text-properties fo:font-variant="normal" fo:text-transform="none" fo:color="#242424" loext:opacity="100%" style:font-name="source-code-pro" fo:font-size="10.5pt" fo:letter-spacing="normal" fo:font-style="normal" officeooo:rsid="001ff942"/>
    </style:style>
    <style:style style:name="T6" style:family="text">
      <style:text-properties fo:font-variant="normal" fo:text-transform="none" fo:color="#242424" loext:opacity="100%" style:font-name="source-code-pro" fo:font-size="10.5pt" fo:letter-spacing="normal" fo:font-style="normal" officeooo:rsid="001e1c5c"/>
    </style:style>
    <style:style style:name="T7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1497"/>
    </style:style>
    <style:style style:name="T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6adf"/>
    </style:style>
    <style:style style:name="T10" style:family="text">
      <style:text-properties fo:font-variant="normal" fo:text-transform="none" fo:color="#242424" loext:opacity="100%" style:font-name="source-code-pro" fo:font-size="10.5pt" fo:letter-spacing="normal" fo:font-style="normal" officeooo:rsid="0012d4f8"/>
    </style:style>
    <style:style style:name="T11" style:family="text">
      <style:text-properties fo:font-variant="normal" fo:text-transform="none" fo:color="#242424" loext:opacity="100%" style:font-name="source-code-pro" fo:font-size="10.5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242424" loext:opacity="100%" style:font-name="source-code-pro" fo:font-size="10.5pt" fo:letter-spacing="normal" fo:font-style="normal" fo:font-weight="bold" officeooo:rsid="0012d4f8" style:font-weight-asian="bold" style:font-weight-complex="bold"/>
    </style:style>
    <style:style style:name="T13" style:family="text">
      <style:text-properties fo:font-variant="normal" fo:text-transform="none" fo:color="#242424" loext:opacity="100%" fo:letter-spacing="normal"/>
    </style:style>
    <style:style style:name="T14" style:family="text">
      <style:text-properties fo:font-variant="normal" fo:text-transform="none" fo:color="#5c2699" loext:opacity="100%" style:font-name="source-code-pro" fo:font-size="10.5pt" fo:letter-spacing="normal" fo:font-style="normal"/>
    </style:style>
    <style:style style:name="T15" style:family="text">
      <style:text-properties fo:font-variant="normal" fo:text-transform="none" fo:color="#ff0000" loext:opacity="100%" style:font-name="source-code-pro" fo:font-size="10.5pt" fo:letter-spacing="normal" fo:font-style="normal" fo:font-weight="bold" officeooo:rsid="0012d4f8" style:font-weight-asian="bold" style:font-weight-complex="bold"/>
    </style:style>
    <style:style style:name="T16" style:family="text">
      <style:text-properties fo:color="#ff0000" loext:opacity="100%" fo:font-weight="bold" officeooo:rsid="0012d4f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:</text:p>
      <text:p text:style-name="P1"/>
      <text:p text:style-name="P4">This sets up the project in WandB (weights and biases). It saves a number of graphs and pertinent information for later analysis</text:p>
      <text:p text:style-name="P2"><text:span text:style-name="T14">export</text:span><text:span text:style-name="T13"> </text:span><text:span text:style-name="T1">WANDB_PROJECT=</text:span></text:p>
      <text:p text:style-name="P3"><text:tab/><text:span text:style-name="T7">python3 </text:span><text:span text:style-name="T8">q</text:span><text:span text:style-name="T7">lora.py \</text:span><text:line-break/><text:tab/><text:span text:style-name="T7">--model_name_or_path </text:span><text:span text:style-name="T9">merged_</text:span><text:span text:style-name="T7">models/open_llama_7b_</text:span><text:span text:style-name="T9">ATTEMPTS_AND_GOALS</text:span> \</text:p>
      <text:p text:style-name="P2"><text:span text:style-name="T1"><text:tab/>--output_dir ./output/</text:span><text:span text:style-name="T2">open_llama_7b_</text:span><text:span text:style-name="T3">ATTEMPTS_GOALS_SUBS</text:span><text:span text:style-name="T1">\</text:span><text:line-break/><text:tab/><text:span text:style-name="T1">--logging_steps 10 \</text:span><text:line-break/><text:tab/><text:span text:style-name="T1">--save_strategy steps \</text:span></text:p>
      <text:p text:style-name="P2"><text:span text:style-name="T16">This is important for ‘reproducibility’ of results</text:span><text:line-break/><text:tab/><text:span text:style-name="T1">--data_seed 42 \</text:span></text:p>
      <text:p text:style-name="P2"><text:span text:style-name="T15">This is how often a checkpoint of the current state of the model should be saved</text:span><text:line-break/><text:tab/><text:span text:style-name="T1">--save_steps 500 \</text:span></text:p>
      <text:p text:style-name="P2"><text:span text:style-name="T15">This is how many checkpoints should be saved. Older ones will be deleted after reaching the limit</text:span><text:line-break/><text:tab/><text:span text:style-name="T1">--save_total_limit </text:span><text:span text:style-name="T4">2</text:span><text:span text:style-name="T1">0 \</text:span><text:line-break/><text:tab/><text:span text:style-name="T1">--evaluation_strategy steps \</text:span></text:p>
      <text:p text:style-name="P2"><text:span text:style-name="T15">This splits off a section of the supplied dataset to be used as evalutation. We are trying to keep this as 20% of the entire dataset</text:span><text:line-break/><text:tab/><text:span text:style-name="T1">--eval_dataset_size </text:span><text:span text:style-name="T3">4</text:span><text:span text:style-name="T4">000</text:span><text:span text:style-name="T1"> \</text:span></text:p>
      <text:p text:style-name="P2"><text:span text:style-name="T15">This is how many JSONL objects are used in evaluation in one go</text:span><text:line-break/><text:tab/><text:span text:style-name="T1">--per_device_eval_batch_size 16 \</text:span><text:line-break/><text:tab/><text:span text:style-name="T1">--max_new_tokens 32 \</text:span><text:line-break/><text:tab/><text:span text:style-name="T1">--dataloader_num_workers 3 \</text:span><text:line-break/><text:tab/><text:span text:style-name="T1">--group_by_length \</text:span><text:line-break/><text:tab/><text:span text:style-name="T1">--logging_strategy steps \</text:span><text:line-break/><text:tab/><text:span text:style-name="T1">--remove_unused_columns False \</text:span></text:p>
      <text:p text:style-name="P2"><text:span text:style-name="T15">Telling the model to train</text:span><text:line-break/><text:tab/><text:span text:style-name="T1">--do_train </text:span><text:span text:style-name="T4">True</text:span><text:span text:style-name="T1">\</text:span></text:p>
      <text:p text:style-name="P2"><text:span text:style-name="T15">Telling the model to evaluate</text:span><text:line-break/><text:tab/><text:span text:style-name="T1">--do_eval </text:span><text:span text:style-name="T4">True</text:span><text:span text:style-name="T1">\</text:span><text:line-break/><text:tab/><text:span text:style-name="T1">--do_mmlu_eval False \</text:span><text:line-break/><text:tab/><text:span text:style-name="T1">--lora_r 64 \</text:span><text:line-break/><text:tab/><text:span text:style-name="T1">--lora_alpha 16 \</text:span><text:line-break/><text:tab/><text:span text:style-name="T1">--lora_modules all \</text:span><text:line-break/><text:soft-page-break/><text:tab/><text:span text:style-name="T1">--double_quant \</text:span><text:line-break/><text:tab/><text:span text:style-name="T1">--quant_type nf4 \</text:span><text:line-break/><text:tab/><text:span text:style-name="T1">--bf16 \</text:span><text:line-break/><text:tab/><text:span text:style-name="T1">--bits 4 \</text:span><text:line-break/><text:tab/><text:span text:style-name="T1">--warmup_ratio 0.03 \</text:span><text:line-break/><text:tab/><text:span text:style-name="T1">--lr_scheduler_type constant \</text:span><text:line-break/><text:tab/><text:span text:style-name="T1">--gradient_checkpointing \</text:span><text:line-break/><text:tab/><text:span text:style-name="T1">--dataset data/</text:span><text:span text:style-name="T5">events/</text:span><text:span text:style-name="T3">subs/subs</text:span><text:span text:style-name="T6">_</text:span><text:span text:style-name="T2">JSONL/</text:span><text:span text:style-name="T3">subs</text:span><text:span text:style-name="T2">_JSONL_guanaco_combined</text:span><text:span text:style-name="T1">.jsonl </text:span><text:span text:style-name="T6">\</text:span><text:line-break/><text:tab/><text:span text:style-name="T1">--dataset_format oasst1 \</text:span><text:line-break/><text:tab/><text:span text:style-name="T1">--source_max_len 16 \</text:span><text:line-break/><text:tab/><text:span text:style-name="T1">--target_max_len 512 \</text:span><text:line-break/><text:tab/><text:span text:style-name="T1">--per_device_train_batch_size 16 \</text:span><text:line-break/><text:tab/><text:span text:style-name="T1">--gradient_accumulation_steps 1 \</text:span></text:p>
      <text:p text:style-name="P2"><text:span text:style-name="T15">Essentially this is how long the model should run for. The equation is:</text:span></text:p>
      <text:p text:style-name="P2"><text:span text:style-name="T15"><text:tab/>(Size of dataset – Size of evaluation dataset) * Number of epochs</text:span></text:p>
      <text:p text:style-name="P2"><text:span text:style-name="T15">We are trying to get 3 epochs for each dataset</text:span><text:line-break/><text:tab/><text:span text:style-name="T1">--max_steps </text:span><text:span text:style-name="T4">4500</text:span><text:span text:style-name="T1"> \</text:span></text:p>
      <text:p text:style-name="P2"><text:span text:style-name="T15">This is how often evaluation should be performed</text:span><text:line-break/><text:tab/><text:span text:style-name="T1">--eval_steps </text:span><text:span text:style-name="T4">200</text:span><text:span text:style-name="T1"> \</text:span></text:p>
      <text:p text:style-name="P2"><text:span text:style-name="T15">This is how quickly the model trains</text:span><text:line-break/><text:tab/><text:span text:style-name="T1">--learning_rate 0.0002 \</text:span><text:line-break/><text:tab/><text:span text:style-name="T1">--adam_beta2 0.999 \</text:span><text:line-break/><text:tab/><text:span text:style-name="T1">--max_grad_norm 0.3 \</text:span><text:line-break/><text:tab/><text:span text:style-name="T1">--lora_dropout 0.1 \</text:span><text:line-break/><text:tab/><text:span text:style-name="T1">--weight_decay 0.0 \</text:span><text:line-break/><text:tab/><text:span text:style-name="T1">--seed 0 \</text:span><text:line-break/><text:tab/><text:span text:style-name="T1">--report_to wandb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1:04:38.692893059</meta:creation-date>
    <dc:date>2023-08-16T13:49:22.010588797</dc:date>
    <meta:editing-duration>PT2H44M43S</meta:editing-duration>
    <meta:editing-cycles>1</meta:editing-cycles>
    <meta:document-statistic meta:table-count="0" meta:image-count="0" meta:object-count="0" meta:page-count="2" meta:paragraph-count="17" meta:word-count="330" meta:character-count="2052" meta:non-whitespace-character-count="1736"/>
    <meta:generator>LibreOffice/7.5.5.2$Linux_X86_64 LibreOffice_project/bf0ddd27f701ac1d9e0942bffe145c51e201aa5c</meta:generator>
  </office:meta>
</office:document-meta>
</file>